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a-a.pdf</text:p>
      <text:p text:style-name="P1"/>
      <text:p text:style-name="P1"/>
      <text:p text:style-name="P2">Ainda considerando mancais de deslizamento, KUMAR e MISHARA [11]</text:p>
      <text:p text:style-name="P2">verificaram a estabilidade de mancais hidrodinâmicos sob o efeito do desgaste para</text:p>
      <text:p text:style-name="P2">7</text:p>
      <text:p text:style-name="P2">Capítulo 1 – Introdução</text:p>
      <text:p text:style-name="P2">quatro relações de comprimento e diâmetro. Concluíram, primeiramente, que a</text:p>
      <text:p text:style-name="P2">estabilidade diminui com o crescimento do desgaste até um dado valor. Se o desgaste</text:p>
      <text:p text:style-name="P2">continuar a crescer além deste valor, é observada uma melhora na estabilidade. E ainda</text:p>
      <text:p text:style-name="P2">que a estabilidade de mancais desgastados é sempre menor do que a de mancais bons</text:p>
      <text:p text:style-name="P2">em baixas cargas, porém em altas cargas os mancais desgastados, com o parâmetro de</text:p>
      <text:p text:style-name="P2">profundidade de desgaste maior que determinados valores, possuem maior estabilidade</text:p>
      <text:p text:style-name="P2">que os mancais não desgastados e a estabilidade do rotor é alcançada.</text:p>
      <text:p text:style-name="P2"/>
      <text:p text:style-name="P2">(pág. 18-1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</meta:initial-creator>
    <meta:creation-date>2012-02-07T16:10:48</meta:creation-date>
    <meta:document-statistic meta:table-count="0" meta:image-count="0" meta:object-count="0" meta:page-count="1" meta:paragraph-count="13" meta:word-count="118" meta:character-count="762"/>
    <dc:date>2012-02-07T16:11:49</dc:date>
    <dc:creator>Rafael </dc:creator>
    <meta:editing-duration>PT1M1S</meta:editing-duration>
    <meta:editing-cycles>1</meta:editing-cycles>
    <meta:generator>BrOffice/3.3$Unix LibreOffice_project/330m19$Build-401</meta:generator>
  </office:meta>
</office:document-meta>
</file>